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monospace" svg:font-family="monospace, Courier"/>
    <style:font-face style:name="sans-serif" svg:font-family="sans-serif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09cm" fo:margin-left="0cm" table:align="left"/>
    </style:style>
    <style:style style:name="Table1.A" style:family="table-column">
      <style:table-column-properties style:column-width="6.177cm"/>
    </style:style>
    <style:style style:name="Table1.B" style:family="table-column">
      <style:table-column-properties style:column-width="10.832cm"/>
    </style:style>
    <style:style style:name="Table1.A1" style:family="table-cell">
      <style:table-cell-properties style:vertical-align="middle" style:border-line-width-left="0.002cm 0.035cm 0.002cm" style:border-line-width-top="0.002cm 0.035cm 0.002cm" style:border-line-width-bottom="0.002cm 0.035cm 0.002cm" fo:padding="0.049cm" fo:border-left="0.05pt double #808080" fo:border-right="none" fo:border-top="0.05pt double #808080" fo:border-bottom="0.05pt double #808080"/>
    </style:style>
    <style:style style:name="Table1.B1" style:family="table-cell">
      <style:table-cell-properties style:vertical-align="middle" style:border-line-width="0.002cm 0.035cm 0.002cm" fo:padding="0.049cm" fo:border="0.05pt double #808080"/>
    </style:style>
    <style:style style:name="Table1.A2" style:family="table-cell">
      <style:table-cell-properties style:vertical-align="middle" style:border-line-width-left="0.002cm 0.035cm 0.002cm" style:border-line-width-bottom="0.002cm 0.035cm 0.002cm" fo:padding="0.049cm" fo:border-left="0.05pt double #808080" fo:border-right="none" fo:border-top="none" fo:border-bottom="0.05pt double #808080"/>
    </style:style>
    <style:style style:name="Table1.B2" style:family="table-cell">
      <style:table-cell-properties style:vertical-align="middle" style:border-line-width-left="0.002cm 0.035cm 0.002cm" style:border-line-width-right="0.002cm 0.035cm 0.002cm" style:border-line-width-bottom="0.002cm 0.035cm 0.002cm" fo:padding="0.049cm" fo:border-left="0.05pt double #808080" fo:border-right="0.05pt double #808080" fo:border-top="none" fo:border-bottom="0.05pt double #808080"/>
    </style:style>
    <style:style style:name="P1" style:family="paragraph" style:parent-style-name="Text_20_body">
      <style:paragraph-properties fo:margin-left="0cm" fo:margin-right="0cm" style:line-height-at-least="0.582cm" fo:text-indent="0cm" style:auto-text-indent="false"/>
      <style:text-properties fo:font-variant="normal" fo:text-transform="none" fo:color="#252525" style:font-name="sans-serif" fo:font-size="10.5pt" fo:letter-spacing="normal" fo:font-style="normal" fo:font-weight="normal"/>
    </style:style>
    <style:style style:name="P2" style:family="paragraph" style:parent-style-name="Table_20_Contents">
      <style:paragraph-properties fo:margin-left="0cm" fo:margin-right="0cm" fo:margin-top="0cm" fo:margin-bottom="0.499cm" fo:text-indent="0cm" style:auto-text-indent="false"/>
    </style:style>
    <style:style style:name="P3" style:family="paragraph" style:parent-style-name="Table_20_Contents">
      <style:paragraph-properties fo:margin-left="0cm" fo:margin-right="0cm" fo:margin-top="0cm" fo:margin-bottom="0.499cm" fo:text-align="start" style:justify-single-word="false" fo:text-indent="0cm" style:auto-text-indent="false"/>
    </style:style>
    <style:style style:name="P4" style:family="paragraph" style:parent-style-name="Table_20_Contents">
      <style:paragraph-properties fo:margin-top="0cm" fo:margin-bottom="0.499cm"/>
    </style:style>
    <style:style style:name="P5" style:family="paragraph" style:parent-style-name="Preformatted_20_Text">
      <style:paragraph-properties fo:margin-top="0cm" fo:margin-bottom="0.499cm" fo:background-color="#f9f9f9" fo:padding="0.049cm" fo:border="0.06pt solid #dddddd">
        <style:background-image/>
      </style:paragraph-properties>
      <style:text-properties fo:color="#000000" style:font-name="monospace"/>
    </style:style>
    <style:style style:name="P6" style:family="paragraph" style:parent-style-name="Preformatted_20_Text">
      <style:paragraph-properties fo:background-color="#f9f9f9" fo:padding="0.049cm" fo:border="0.06pt solid #dddddd">
        <style:background-image/>
      </style:paragraph-properties>
      <style:text-properties fo:color="#000000" style:font-name="monospace"/>
    </style:style>
    <style:style style:name="P7" style:family="paragraph" style:parent-style-name="Standard">
      <style:paragraph-properties fo:margin-top="0cm" fo:margin-bottom="0.499cm"/>
    </style:style>
    <style:style style:name="P8" style:family="paragraph" style:parent-style-name="Table_20_Contents" style:list-style-name="L1">
      <style:paragraph-properties fo:margin-left="0cm" fo:margin-right="0cm" fo:margin-top="0cm" fo:margin-bottom="0cm" fo:text-indent="0cm" style:auto-text-indent="false" fo:padding="0cm" fo:border="none"/>
    </style:style>
    <style:style style:name="P9" style:family="paragraph" style:parent-style-name="Table_20_Contents" style:list-style-name="L2">
      <style:paragraph-properties fo:margin-left="0cm" fo:margin-right="0cm" fo:margin-top="0cm" fo:margin-bottom="0cm" fo:text-indent="0cm" style:auto-text-indent="false" fo:padding="0cm" fo:border="none"/>
    </style:style>
    <style:style style:name="P10" style:family="paragraph" style:parent-style-name="Table_20_Contents" style:list-style-name="L3">
      <style:paragraph-properties fo:margin-left="0cm" fo:margin-right="0cm" fo:margin-top="0cm" fo:margin-bottom="0cm" fo:text-indent="0cm" style:auto-text-indent="false" fo:padding="0cm" fo:border="none"/>
    </style:style>
    <style:style style:name="P11" style:family="paragraph" style:parent-style-name="Table_20_Contents" style:list-style-name="L4">
      <style:paragraph-properties fo:margin-left="0cm" fo:margin-right="0cm" fo:margin-top="0cm" fo:margin-bottom="0cm" fo:text-indent="0cm" style:auto-text-indent="false" fo:padding="0cm" fo:border="none"/>
    </style:style>
    <style:style style:name="P12" style:family="paragraph" style:parent-style-name="Table_20_Contents" style:list-style-name="L5">
      <style:paragraph-properties fo:margin-left="0cm" fo:margin-right="0cm" fo:margin-top="0cm" fo:margin-bottom="0cm" fo:text-indent="0cm" style:auto-text-indent="false" fo:padding="0cm" fo:border="none"/>
    </style:style>
    <style:style style:name="P13" style:family="paragraph" style:parent-style-name="Table_20_Contents" style:list-style-name="L6">
      <style:paragraph-properties fo:margin-left="0cm" fo:margin-right="0cm" fo:margin-top="0cm" fo:margin-bottom="0cm" fo:text-indent="0cm" style:auto-text-indent="false" fo:padding="0cm" fo:border="none"/>
    </style:style>
    <style:style style:name="P14" style:family="paragraph" style:parent-style-name="Table_20_Contents" style:list-style-name="L1">
      <style:paragraph-properties fo:margin-top="0cm" fo:margin-bottom="0cm" fo:padding="0cm" fo:border="none"/>
    </style:style>
    <style:style style:name="P15" style:family="paragraph" style:parent-style-name="Table_20_Contents" style:list-style-name="L2">
      <style:paragraph-properties fo:margin-top="0cm" fo:margin-bottom="0cm" fo:padding="0cm" fo:border="none"/>
    </style:style>
    <style:style style:name="P16" style:family="paragraph" style:parent-style-name="Table_20_Contents" style:list-style-name="L3">
      <style:paragraph-properties fo:margin-top="0cm" fo:margin-bottom="0cm" fo:padding="0cm" fo:border="none"/>
    </style:style>
    <style:style style:name="P17" style:family="paragraph" style:parent-style-name="Table_20_Contents" style:list-style-name="L4">
      <style:paragraph-properties fo:margin-top="0cm" fo:margin-bottom="0cm" fo:padding="0cm" fo:border="none"/>
    </style:style>
    <style:style style:name="P18" style:family="paragraph" style:parent-style-name="Table_20_Contents" style:list-style-name="L5">
      <style:paragraph-properties fo:margin-top="0cm" fo:margin-bottom="0cm" fo:padding="0cm" fo:border="none"/>
    </style:style>
    <style:style style:name="P19" style:family="paragraph" style:parent-style-name="Table_20_Contents" style:list-style-name="L6">
      <style:paragraph-properties fo:margin-top="0cm" fo:margin-bottom="0cm" fo:padding="0cm" fo:border="none"/>
    </style:style>
    <style:style style:name="P20" style:family="paragraph" style:parent-style-name="Table_20_Contents">
      <style:paragraph-properties fo:margin-top="0cm" fo:margin-bottom="0.499cm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Heading">Visual Cue</text:p>
          </table:table-cell>
          <table:table-cell table:style-name="Table1.B1" office:value-type="string">
            <text:p text:style-name="Table_20_Heading">Narration</text:p>
          </table:table-cell>
        </table:table-row>
        <table:table-row>
          <table:table-cell table:style-name="Table1.A2" office:value-type="string">
            <text:p text:style-name="P4">Show Slide 1</text:p>
            <text:p text:style-name="P2">Title Slide</text:p>
          </table:table-cell>
          <table:table-cell table:style-name="Table1.B2" office:value-type="string">
            <text:p text:style-name="Table_20_Contents">Hello friends and welcome to the tutorial on "Getting started with lists".</text:p>
          </table:table-cell>
        </table:table-row>
        <table:table-row>
          <table:table-cell table:style-name="Table1.A2" office:value-type="string">
            <text:p text:style-name="P4">Show Slide 2</text:p>
            <text:p text:style-name="P2">Objectives</text:p>
          </table:table-cell>
          <table:table-cell table:style-name="Table1.B2" office:value-type="string">
            <text:p text:style-name="P4">In this tutorial we will be getting acquainted with a python data structure called lists. At the end of this tutorial, you will be able to,</text:p>
            <text:list xml:id="list2077542256" text:style-name="L1">
              <text:list-item>
                <text:p text:style-name="P8">Create lists</text:p>
              </text:list-item>
              <text:list-item>
                <text:p text:style-name="P14">Access list elements</text:p>
              </text:list-item>
              <text:list-item>
                <text:p text:style-name="P14">Append elements to lists</text:p>
              </text:list-item>
              <text:list-item>
                <text:p text:style-name="P14">Delete elements from lists</text:p>
              </text:list-item>
              <text:list-item>
                <text:p text:style-name="P14">Find out length of lists</text:p>
              </text:list-item>
            </text:list>
            <text:p text:style-name="P2"/>
          </table:table-cell>
        </table:table-row>
        <table:table-row>
          <table:table-cell table:style-name="Table1.A2" office:value-type="string">
            <text:p text:style-name="P4">Show Slide 3</text:p>
            <text:p text:style-name="P4">Lists</text:p>
          </table:table-cell>
          <table:table-cell table:style-name="Table1.B2" office:value-type="string">
            <text:p text:style-name="P4">List is a compound data type, it can contain data of mutually different data types. List is also a sequence data type where all the elements are arranged in a specific order. </text:p>
          </table:table-cell>
        </table:table-row>
        <table:table-row>
          <table:table-cell table:style-name="Table1.A2" office:value-type="string">
            <text:p text:style-name="P4">ipython</text:p>
            <text:p text:style-name="P6">empty = []</text:p>
            <text:p text:style-name="P5">type(empty)</text:p>
          </table:table-cell>
          <table:table-cell table:style-name="Table1.B2" office:value-type="string">
            <text:p text:style-name="P3">Lets start with creating an empty list. So, start the ipython interpreter and first create an empty list with no elements. Go to the <text:span text:style-name="T8">terminal</text:span>, type <text:span text:style-name="T8">ipython</text:span> and hit enter. Now, to create an empty list we say <text:span text:style-name="T7">empty</text:span> <text:span text:style-name="T2">is equal to empty square brackets</text:span>. Note that <text:span text:style-name="T7">empty</text:span> is just a name of the variable. To check the type of the variable <text:span text:style-name="T7">empty</text:span><text:span text:style-name="T5"> we say type </text:span><text:span text:style-name="T2">within round brackets</text:span><text:span text:style-name="T5"> name of the variable which in our case is </text:span><text:span text:style-name="T7">empty</text:span><text:span text:style-name="T2">.</text:span><text:span text:style-name="T5"> As you can see the type is </text:span><text:span text:style-name="T7">list</text:span></text:p>
          </table:table-cell>
        </table:table-row>
        <table:table-row>
          <table:table-cell table:style-name="Table1.A2" office:value-type="string">
            <text:p text:style-name="Table_20_Contents">nonempty = ['spam', 'eggs', 100, 1.234]</text:p>
          </table:table-cell>
          <table:table-cell table:style-name="Table1.B2" office:value-type="string">
            <text:p text:style-name="P4">That was about creating an empty list. Now, lets create a non empty list with some values in it. So, we say <text:span text:style-name="T7">nonempty</text:span><text:span text:style-name="T2"> is equal to within square brackets, in single quotes</text:span><text:span text:style-name="T5"> </text:span><text:span text:style-name="T7">spam</text:span><text:span text:style-name="T5"> coma </text:span><text:span text:style-name="T2">in single quotes</text:span><text:span text:style-name="T5"> </text:span><text:span text:style-name="T7">eggs</text:span><text:span text:style-name="T5"> coma hundred coma one point two three four.</text:span></text:p>
          </table:table-cell>
        </table:table-row>
        <table:table-row>
          <table:table-cell table:style-name="Table1.A2" office:value-type="string">
            <text:p text:style-name="Table_20_Contents">listinlist=[[4,2,3,4],'and', 1, 2, 3, 4]</text:p>
          </table:table-cell>
          <table:table-cell table:style-name="Table1.B2" office:value-type="string">
            <text:p text:style-name="P4">Thus, the simplest way of creating a list is typing out a sequence of comma-separated values (or items) between two square brackets.</text:p>
            <text:p text:style-name="P2">As we can see, lists can contain different kinds of data. In the previous example '<text:span text:style-name="T8">spam</text:span>' and '<text:span text:style-name="T8">eggs</text:span>' are strings whereas <text:span text:style-name="T8">100</text:span> and <text:span text:style-name="T8">1.234</text:span> is <text:span text:style-name="T8">integer</text:span> and <text:span text:style-name="T8">float</text:span> respectively. Thus, we can put elements of different data types in lists including lists itself. This property makes lists heterogeneous data structures.</text:p>
            <text:p text:style-name="P2">Let us include a list within a list. So, type <text:span text:style-name="T7">listiinlist</text:span> <text:span text:style-name="T2">is equal to within square brackets opening sqare bracket</text:span> four coma two coma three coma four <text:span text:style-name="T2">closing square bracket</text:span> coma <text:span text:style-name="T2">in single </text:span><text:soft-page-break/><text:span text:style-name="T2">quotes</text:span> <text:span text:style-name="T7">and</text:span><text:span text:style-name="T5"> coma one coma two coma three coma four</text:span></text:p>
          </table:table-cell>
        </table:table-row>
        <table:table-row>
          <table:table-cell table:style-name="Table1.A2" office:value-type="string">
            <text:p text:style-name="P4">nonempty[0]</text:p>
            <text:p text:style-name="P6">nonempty[1]</text:p>
            <text:p text:style-name="P5">nonempty[3]</text:p>
          </table:table-cell>
          <table:table-cell table:style-name="Table1.B2" office:value-type="string">
            <text:p text:style-name="Table_20_Contents">We can access an element of a list using its corresponding index. Index of the first element of a list is 0. So for the list nonempty, <text:span text:style-name="T8">nonempty </text:span><text:span text:style-name="T3">within square brackets</text:span><text:span text:style-name="T9"> zero</text:span> gives the first element, <text:span text:style-name="T8">nonempty</text:span> <text:span text:style-name="T2">within square brackets one </text:span><text:span text:style-name="T5">gives </text:span>the second element and so on.</text:p>
          </table:table-cell>
        </table:table-row>
        <table:table-row>
          <table:table-cell table:style-name="Table1.A2" office:value-type="string">
            <text:p text:style-name="P4">Show Slide 4</text:p>
            <text:p text:style-name="P2">Excercise 1</text:p>
          </table:table-cell>
          <table:table-cell table:style-name="Table1.B2" office:value-type="string">
            <text:p text:style-name="P4">Pause the video here, try out the following exercise and resume the video.</text:p>
            <text:p text:style-name="P2">What happens when you do <text:span text:style-name="T8">nonempty </text:span><text:span text:style-name="T3">within square brackets minus </text:span><text:span text:style-name="T6">one</text:span>.</text:p>
          </table:table-cell>
        </table:table-row>
        <table:table-row>
          <table:table-cell table:style-name="Table1.A2" office:value-type="string">
            <text:p text:style-name="P4">Switch to the terminal</text:p>
            <text:p text:style-name="P5">nonempty[-1]</text:p>
          </table:table-cell>
          <table:table-cell table:style-name="Table1.B2" office:value-type="string">
            <text:p text:style-name="Table_20_Contents">As you can see you get the last element which is 1.234.</text:p>
          </table:table-cell>
        </table:table-row>
        <table:table-row>
          <table:table-cell table:style-name="Table1.A2" office:value-type="string">
            <text:p text:style-name="P4">nonempty[-2]</text:p>
            <text:p text:style-name="P5">nonempty[-4]</text:p>
          </table:table-cell>
          <table:table-cell table:style-name="Table1.B2" office:value-type="string">
            <text:p text:style-name="Table_20_Contents">In <text:span text:style-name="T8">python</text:span> negative indices are used to access elements from the end. -1 gives the last element which is the 4th element , -2 gives second element to last and -4 gives the fourth from the last which, in this case, is the first element.</text:p>
          </table:table-cell>
        </table:table-row>
        <table:table-row>
          <table:table-cell table:style-name="Table1.A2" office:value-type="string">
            <text:p text:style-name="P4">nonempty.append('onemore')</text:p>
            <text:p text:style-name="P6">nonempty</text:p>
            <text:p text:style-name="P6">nonempty.append(6)</text:p>
            <text:p text:style-name="P5">nonempty</text:p>
          </table:table-cell>
          <table:table-cell table:style-name="Table1.B2" office:value-type="string">
            <text:p text:style-name="Table_20_Contents">We can also append elements to the end of a list using the <text:span text:style-name="T2">append</text:span> function. So, type <text:span text:style-name="T8">nonempty</text:span> <text:span text:style-name="T2">dot append within round brackets in single quotes</text:span> <text:span text:style-name="T8">onemore</text:span>. Then type <text:span text:style-name="T8">nonempty</text:span>, as you can see the element <text:span text:style-name="T8">onemore</text:span> has been appended to the list. Type <text:span text:style-name="T8">nonempty</text:span> <text:span text:style-name="T2">within square brackets</text:span> <text:span text:style-name="T8">six</text:span>. Type <text:span text:style-name="T8">nonempety </text:span><text:span text:style-name="T9">and </text:span>you can see <text:span text:style-name="T8">six</text:span> is appended to the list.</text:p>
          </table:table-cell>
        </table:table-row>
        <table:table-row>
          <table:table-cell table:style-name="Table1.A2" office:value-type="string">
            <text:p text:style-name="P4">Show Slide 5</text:p>
            <text:p text:style-name="P2">Exercise 2</text:p>
          </table:table-cell>
          <table:table-cell table:style-name="Table1.B2" office:value-type="string">
            <text:p text:style-name="P4">Please, pause the video here. Do the following exercise and then continue.</text:p>
            <text:list xml:id="list166897759" text:style-name="L2">
              <text:list-item>
                <text:p text:style-name="P9">What is the syntax to get the element '<text:span text:style-name="T8">and</text:span>' in the list, <text:span text:style-name="T7">listinlist</text:span><text:span text:style-name="T4"> </text:span>?</text:p>
              </text:list-item>
              <text:list-item>
                <text:p text:style-name="P15">How would you get '<text:span text:style-name="T8">and</text:span>' using negative indices?</text:p>
              </text:list-item>
            </text:list>
            <text:p text:style-name="P2"/>
          </table:table-cell>
        </table:table-row>
        <table:table-row>
          <table:table-cell table:style-name="Table1.A2" office:value-type="string">
            <text:p text:style-name="P4">Show Slide 6</text:p>
            <text:p text:style-name="P2">Solution 2</text:p>
          </table:table-cell>
          <table:table-cell table:style-name="Table1.B2" office:value-type="string">
            <text:p text:style-name="P4">The solution is on your screen</text:p>
            <text:p text:style-name="P2">To get the element <text:span text:style-name="T2">'</text:span><text:span text:style-name="T7">and</text:span><text:span text:style-name="T2">'</text:span><text:span text:style-name="T5"> from the list </text:span><text:span text:style-name="T7">listlinlist</text:span><text:span text:style-name="T3"> </text:span><text:span text:style-name="T6">se say </text:span><text:span text:style-name="T7">listinlist</text:span><text:span text:style-name="T2"> within square brackets</text:span><text:span text:style-name="T5"> </text:span><text:span text:style-name="T7">one</text:span><text:span text:style-name="T5">. Next, to access the element </text:span><text:span text:style-name="T2">'</text:span><text:span text:style-name="T7">and</text:span><text:span text:style-name="T2">' </text:span><text:span text:style-name="T5">using negative index, we say </text:span><text:span text:style-name="T7">listinlist</text:span><text:span text:style-name="T2"> within square brackets</text:span><text:span text:style-name="T5"> minus five</text:span></text:p>
          </table:table-cell>
        </table:table-row>
        <table:table-row>
          <table:table-cell table:style-name="Table1.A2" office:value-type="string">
            <text:p text:style-name="Table_20_Contents">del(nonempty[1])</text:p>
          </table:table-cell>
          <table:table-cell table:style-name="Table1.B2" office:value-type="string">
            <text:p text:style-name="Table_20_Contents">Just like we can append elements to a list, we can also remove them. There are two ways of doing it. One is by using index. We can use the <text:span text:style-name="T8">del</text:span> function to do this. So, type <text:span text:style-name="T8">del</text:span> <text:span text:style-name="T2">within round brackets</text:span> <text:span text:style-name="T8">nonempty</text:span> within <text:span text:style-name="T2">square brackets</text:span> <text:span text:style-name="T8">one</text:span>.</text:p>
          </table:table-cell>
        </table:table-row>
        <table:table-row>
          <table:table-cell table:style-name="Table1.A2" office:value-type="string">
            <text:p text:style-name="Table_20_Contents">nonempty.remove(100)</text:p>
          </table:table-cell>
          <table:table-cell table:style-name="Table1.B2" office:value-type="string">
            <text:p text:style-name="P4">The function <text:span text:style-name="T8">del</text:span> deletes the element at index one, i.e the second element of the list which is '<text:span text:style-name="T8">eggs</text:span>'.</text:p>
            <text:p text:style-name="P2"><text:soft-page-break/>The other way is removing element is by content. Lets say one wishes to delete 100 from nonempty list. For this, one could use the function remove. So, type <text:span text:style-name="T8">nonempty</text:span> <text:span text:style-name="T2">dot</text:span> <text:span text:style-name="T8">remove</text:span> <text:span text:style-name="T2">within round brackets</text:span> hundred.</text:p>
          </table:table-cell>
        </table:table-row>
        <table:table-row>
          <table:table-cell table:style-name="Table1.A2" office:value-type="string">
            <text:p text:style-name="P4">nonempty.append('spam')</text:p>
            <text:p text:style-name="P6">nonempty</text:p>
            <text:p text:style-name="P6">nonempty.remove('spam')</text:p>
            <text:p text:style-name="P5">nonempty</text:p>
          </table:table-cell>
          <table:table-cell table:style-name="Table1.B2" office:value-type="string">
            <text:p text:style-name="Table_20_Contents">But what if there were two 100's. To check that lets do a small experiment. We add one more element '<text:span text:style-name="T8">spam</text:span>' to our list <text:span text:style-name="T8">nonempty</text:span>. To do this we say <text:span text:style-name="T8">nonempty</text:span> <text:span text:style-name="T2">dot</text:span> <text:span text:style-name="T8">append</text:span> <text:span text:style-name="T2">within round brackets</text:span> in <text:span text:style-name="T2">single quotes</text:span> <text:span text:style-name="T8">spam</text:span>. Now, we remove the element <text:span text:style-name="T8">spam</text:span> using the <text:span text:style-name="T8">remove</text:span> function. If we now check, we will see that the first occurrence '<text:span text:style-name="T8">spam</text:span>' is removed and therefore the function <text:span text:style-name="T7">remove</text:span><text:span text:style-name="T1"> </text:span>removes the first occurrence of the element in the sequence and leaves others untouched. One should remember this, that while <text:span text:style-name="T8">del</text:span> removes by index number, <text:span text:style-name="T7">remove</text:span><text:span text:style-name="T1"> </text:span>removes on the basis of content being passed on.</text:p>
            <text:p text:style-name="P2"/>
          </table:table-cell>
        </table:table-row>
        <table:table-row>
          <table:table-cell table:style-name="Table1.A2" office:value-type="string">
            <text:p text:style-name="P4">Show Slide 7</text:p>
            <text:p text:style-name="P2">Exercise 3</text:p>
          </table:table-cell>
          <table:table-cell table:style-name="Table1.B2" office:value-type="string">
            <text:p text:style-name="P4">Pause the video here, try out the following exercise and resume the video.</text:p>
            <text:list xml:id="list384933479" text:style-name="L3">
              <text:list-item>
                <text:p text:style-name="P10">Remove the third element from the list, <text:span text:style-name="T8">listinlist</text:span>.</text:p>
              </text:list-item>
              <text:list-item>
                <text:p text:style-name="P16">Remove 'and' from the list, <text:span text:style-name="T8">listinlist</text:span>.</text:p>
              </text:list-item>
            </text:list>
            <text:p text:style-name="P2"/>
          </table:table-cell>
        </table:table-row>
        <table:table-row>
          <table:table-cell table:style-name="Table1.A2" office:value-type="string">
            <text:p text:style-name="P4">Show Slide 8</text:p>
            <text:p text:style-name="P2">Solution 3</text:p>
          </table:table-cell>
          <table:table-cell table:style-name="Table1.B2" office:value-type="string">
            <text:p text:style-name="P4">The solution is on your screen.</text:p>
            <text:p text:style-name="P2"><text:span text:style-name="T8">Del </text:span><text:span text:style-name="T3">within round brackets </text:span><text:span text:style-name="T7">listinlist </text:span><text:span text:style-name="T3">within square brackets </text:span><text:span text:style-name="T7">two, </text:span><text:span text:style-name="T6">this will remove the third element from the list </text:span><text:span text:style-name="T7">listinlist. </text:span><text:span text:style-name="T6">To remove the element </text:span><text:span text:style-name="T7">and </text:span><text:span text:style-name="T6">you can do </text:span><text:span text:style-name="T7">listinlist </text:span><text:span text:style-name="T3">dot </text:span><text:span text:style-name="T7">remove </text:span><text:span text:style-name="T3">within round brackets in single quotes </text:span><text:span text:style-name="T7">and</text:span></text:p>
          </table:table-cell>
        </table:table-row>
        <table:table-row>
          <table:table-cell table:style-name="Table1.A2" office:value-type="string">
            <text:p text:style-name="Table_20_Contents">len(nonempty)</text:p>
          </table:table-cell>
          <table:table-cell table:style-name="Table1.B2" office:value-type="string">
            <text:p text:style-name="Table_20_Contents">Let us move further. We can use <text:span text:style-name="T8">len</text:span> function to check the number of elements in the list. Let us find out the length of the list '<text:span text:style-name="T8">nonempty</text:span>'. Type <text:span text:style-name="T8">len</text:span> <text:span text:style-name="T2">withing round brackets</text:span> <text:span text:style-name="T8">nonempty</text:span>. It returns the number of elements in the list nonempty.</text:p>
          </table:table-cell>
        </table:table-row>
        <table:table-row>
          <table:table-cell table:style-name="Table1.A2" office:value-type="string">
            <text:p text:style-name="P4">Show Slide 9</text:p>
            <text:p text:style-name="P2">Summary</text:p>
          </table:table-cell>
          <table:table-cell table:style-name="Table1.B2" office:value-type="string">
            <text:p text:style-name="P4">This brings us to the end of this tutorial. In this tutorial, we have learnt to,</text:p>
            <text:list xml:id="list645497679" text:style-name="L4">
              <text:list-item>
                <text:p text:style-name="P11">Create lists.</text:p>
              </text:list-item>
              <text:list-item>
                <text:p text:style-name="P17">Access lists using their index numbers.</text:p>
              </text:list-item>
              <text:list-item>
                <text:p text:style-name="P17">Append elements to list using the function <text:span text:style-name="T8">append</text:span>.</text:p>
              </text:list-item>
              <text:list-item>
                <text:p text:style-name="P17">Delete Element from lists by specifying the index number of the element to be deleted in the <text:span text:style-name="T8">del</text:span> function.</text:p>
              </text:list-item>
              <text:list-item>
                <text:p text:style-name="P17">Delete element from list by content using <text:span text:style-name="T8">remove</text:span> function.</text:p>
              </text:list-item>
              <text:list-item>
                <text:p text:style-name="P17">Find out the list length using <text:span text:style-name="T8">len</text:span> function.</text:p>
              </text:list-item>
            </text:list>
            <text:p text:style-name="P2"/>
          </table:table-cell>
        </table:table-row>
        <table:table-row>
          <table:table-cell table:style-name="Table1.A2" office:value-type="string">
            <text:p text:style-name="P4">Show Slide 10</text:p>
            <text:p text:style-name="P2"><text:soft-page-break/>Evaluation</text:p>
          </table:table-cell>
          <table:table-cell table:style-name="Table1.B2" office:value-type="string">
            <text:p text:style-name="P4">Here are some self assessment questions for you to solve</text:p>
            <text:list xml:id="list269539120" text:style-name="L5">
              <text:list-item>
                <text:p text:style-name="P12"><text:soft-page-break/>How do you create an empty list ?</text:p>
              </text:list-item>
              <text:list-item>
                <text:p text:style-name="P18">Can you have a list inside a list ?</text:p>
              </text:list-item>
              <text:list-item>
                <text:p text:style-name="P18">How would you access the end of a list without finding its length?</text:p>
              </text:list-item>
            </text:list>
            <text:p text:style-name="P2"/>
          </table:table-cell>
        </table:table-row>
        <table:table-row>
          <table:table-cell table:style-name="Table1.A2" office:value-type="string">
            <text:p text:style-name="P4">Show Slide 11</text:p>
            <text:p text:style-name="P2">Solutions</text:p>
          </table:table-cell>
          <table:table-cell table:style-name="Table1.B2" office:value-type="string">
            <text:p text:style-name="P4">And the answers,</text:p>
            <text:list xml:id="list1209100442" text:style-name="L6">
              <text:list-item>
                <text:p text:style-name="P13">We create an empty list just by leaving the space inside the square brackets empty.<text:line-break/><text:span text:style-name="T8">Empty</text:span> <text:span text:style-name="T2">is equal to empty square brackets</text:span>. </text:p>
              </text:list-item>
              <text:list-item>
                <text:p text:style-name="P19"/>
              </text:list-item>
              <text:list-item>
                <text:p text:style-name="P19">Yes. List can contain all the other data types, including list. </text:p>
              </text:list-item>
              <text:list-item>
                <text:p text:style-name="P19"/>
              </text:list-item>
              <text:list-item>
                <text:p text:style-name="P19">We can access the last element of the list without knowing its length using negative indices.</text:p>
              </text:list-item>
            </text:list>
            <text:p text:style-name="P2"/>
          </table:table-cell>
        </table:table-row>
        <table:table-row>
          <table:table-cell table:style-name="Table1.A2" office:value-type="string">
            <text:p text:style-name="P4">Show Slide 12</text:p>
            <text:p text:style-name="P4">FOSSEE</text:p>
          </table:table-cell>
          <table:table-cell table:style-name="Table1.B2" office:value-type="string">
            <text:p text:style-name="P4">FOSSEE is Free and Open-source Software for <text:s text:c="26"/>Science and Engineering Education. The goal of this project is to enable all to use open source software tools. For more details, please visit the given link.</text:p>
          </table:table-cell>
        </table:table-row>
        <table:table-row>
          <table:table-cell table:style-name="Table1.A2" office:value-type="string">
            <text:p text:style-name="P4">Show Slide 13</text:p>
            <text:p text:style-name="P4">About the Spoken Tutorial Project</text:p>
          </table:table-cell>
          <table:table-cell table:style-name="Table1.B2" office:value-type="string">
            <text:p text:style-name="P7">Watch the video available at the following link. It summarizes the Spoken Tutorial project. If you do not have good bandwidth, you can download and watch it.</text:p>
          </table:table-cell>
        </table:table-row>
        <table:table-row>
          <table:table-cell table:style-name="Table1.A2" office:value-type="string">
            <text:p text:style-name="P4">Show Slide 14</text:p>
            <text:p text:style-name="P4">Spoken Tutorial Workshop</text:p>
          </table:table-cell>
          <table:table-cell table:style-name="Table1.B2" office:value-type="string">
            <text:p text:style-name="P7">The Spoken Tutorial Project Team conducts SELF workshops using spoken tutorials, gives certificates to those who pass an online test. For more details, you may write to contact@spoken-tutorial.org</text:p>
          </table:table-cell>
        </table:table-row>
        <table:table-row>
          <table:table-cell table:style-name="Table1.A2" office:value-type="string">
            <text:p text:style-name="P4">Show Slide 15</text:p>
            <text:p text:style-name="P4">Acknowledgements</text:p>
          </table:table-cell>
          <table:table-cell table:style-name="Table1.B2" office:value-type="string">
            <text:p text:style-name="P4">Spoken Tutorial Project is a part of the "Talk to a Teacher" project. It is supported by the National Mission on Education through ICT, MHRD, Government of India. More information on this mission is available at the given link.</text:p>
            <text:p text:style-name="P4"/>
          </table:table-cell>
        </table:table-row>
        <table:table-row>
          <table:table-cell table:style-name="Table1.A2" office:value-type="string">
            <text:p text:style-name="P4">Show Slide 16</text:p>
            <text:p text:style-name="P4">Thank You</text:p>
          </table:table-cell>
          <table:table-cell table:style-name="Table1.B2" office:value-type="string">
            <text:p text:style-name="P4">Hope you have enjoyed this tutorial and found it useful. Thank you!</text:p>
          </table:table-cell>
        </table:table-row>
      </table:table>
      <text:section text:style-name="Sect1" text:name="ContributionCredits">
        <text:p text:style-name="P1"><text:line-break/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monospace" svg:font-family="monospace, Courier"/>
    <style:font-face style:name="sans-serif" svg:font-family="sans-serif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Teletype" style:family="text">
      <style:text-properties style:font-name="DejaVu Sans Mono" style:font-name-asian="WenQuanYi Micro Hei1" style:font-name-complex="Lohit Hindi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0T11:36:10</meta:creation-date>
    <meta:editing-duration>PT1H24M11S</meta:editing-duration>
    <meta:editing-cycles>9</meta:editing-cycles>
    <meta:generator>LibreOffice/3.5$Linux_X86_64 LibreOffice_project/350m1$Build-2</meta:generator>
    <meta:initial-creator>hardik </meta:initial-creator>
    <dc:date>2015-02-14T12:01:35</dc:date>
    <dc:creator>hardik </dc:creator>
    <meta:document-statistic meta:table-count="1" meta:image-count="0" meta:object-count="0" meta:page-count="4" meta:paragraph-count="112" meta:word-count="1356" meta:character-count="7711" meta:non-whitespace-character-count="6440"/>
    <meta:user-defined meta:name="Info 1"/>
    <meta:user-defined meta:name="Info 2"/>
    <meta:user-defined meta:name="Info 3"/>
    <meta:user-defined meta:name="Info 4"/>
  </office:meta>
</office:document-meta>
</file>